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Popup.encodeAjax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Popup.is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opup.restoreState( FacesContext context , Object save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IPopup.isRende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IPopup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Popup.processValidators( Faces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UIPopup.setActivated( boolean activ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opup.encodeEnd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Popup.processDecodes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UIPopup.isSubmit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Popup.invokeOnComponent( FacesContext context , String clientId , Context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opup.isRedispla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UIPopup.processUpdates( Face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